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solid" draw:stroke-dash="Fine_20_Dashed"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stroke-dash="Fine_20_Dashed" svg:stroke-color="#000000" draw:fill="none" draw:fill-color="#ffffff" fo:min-height="0.786cm"/>
    </style:style>
    <style:style style:name="gr8" style:family="graphic" style:parent-style-name="standard">
      <style:graphic-properties draw:stroke="none" draw:stroke-dash="Fine_20_Dashed" draw:fill="none" fo:min-height="0.476cm"/>
    </style:style>
    <style:style style:name="gr9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solid" draw:stroke-dash="Fine_20_Dashed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/>
        <draw:custom-shape draw:style-name="gr1" draw:text-style-name="P1" draw:id="id10" draw:layer="layout" svg:width="1cm" svg:height="1cm" svg:x="3.623cm" svg:y="7.465cm">
          <text:p text:style-name="P1"><text:span text:style-name="T1">L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1" draw:layer="layout" svg:width="1cm" svg:height="1cm" svg:x="5.394cm" svg:y="8.345cm">
          <text:p text:style-name="P1"><text:span text:style-name="T1">CC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2" draw:layer="layout" svg:width="1cm" svg:height="1cm" svg:x="6.983cm" svg:y="8.345cm">
          <text:p text:style-name="P1"><text:span text:style-name="T1">C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19" draw:layer="layout" svg:width="1cm" svg:height="1cm" svg:x="8.635cm" svg:y="7.993cm">
          <text:p text:style-name="P1"><text:span text:style-name="T1">LL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13" draw:layer="layout" svg:width="1cm" svg:height="1cm" svg:x="10.419cm" svg:y="7.173cm">
          <text:p text:style-name="P1"><text:span text:style-name="T1">B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3" draw:layer="layout" svg:width="1cm" svg:height="1cm" svg:x="12.61cm" svg:y="9.134cm">
          <text:p text:style-name="P1"><text:span text:style-name="T1">BB6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4" draw:layer="layout" svg:width="1cm" svg:height="1cm" svg:x="15.302cm" svg:y="9.832cm">
          <text:p text:style-name="P1"><text:span text:style-name="T1">BB7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6" draw:layer="layout" svg:width="1cm" svg:height="1cm" svg:x="15.302cm" svg:y="8.349cm">
          <text:p text:style-name="P1"><text:span text:style-name="T1">BB8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9" draw:layer="layout" svg:width="1cm" svg:height="1cm" svg:x="20.657cm" svg:y="7.173cm">
          <text:p text:style-name="P1"><text:span text:style-name="T1">B9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5" draw:layer="layout" svg:width="1cm" svg:height="1cm" svg:x="9.496cm" svg:y="2.356cm">
          <text:p text:style-name="P1"><text:span text:style-name="T1">C10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line" svg:x1="6.394cm" svg:y1="8.845cm" svg:x2="6.983cm" svg:y2="8.845cm" draw:start-shape="id1" draw:end-shape="id2">
          <text:p text:style-name="P3"/>
        </draw:connector>
        <draw:connector draw:style-name="gr3" draw:text-style-name="P2" draw:layer="layout" draw:type="line" svg:x1="13.61cm" svg:y1="9.633cm" svg:x2="15.302cm" svg:y2="10.331cm" draw:start-shape="id3" draw:start-glue-point="10" draw:end-shape="id4" draw:end-glue-point="6">
          <text:p text:style-name="P3"/>
        </draw:connector>
        <draw:connector draw:style-name="gr3" draw:text-style-name="P2" draw:layer="layout" draw:type="curve" svg:x1="7.482cm" svg:y1="8.345cm" svg:x2="9.641cm" svg:y2="2.501cm" draw:start-shape="id2" draw:start-glue-point="4" draw:end-shape="id5" draw:end-glue-point="5">
          <text:p text:style-name="P3"/>
        </draw:connector>
        <draw:custom-shape draw:style-name="gr1" draw:text-style-name="P1" draw:id="id7" draw:layer="layout" svg:width="1cm" svg:height="1cm" svg:x="17.722cm" svg:y="9.134cm">
          <text:p text:style-name="P1"><text:span text:style-name="T1">BB9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2" draw:layer="layout" draw:type="line" svg:x1="16.302cm" svg:y1="8.848cm" svg:x2="17.722cm" svg:y2="9.633cm" draw:start-shape="id6" draw:start-glue-point="10" draw:end-shape="id7" draw:end-glue-point="6">
          <text:p text:style-name="P3"/>
        </draw:connector>
        <draw:custom-shape draw:style-name="gr4" draw:text-style-name="P2" draw:id="id11" draw:layer="layout" svg:width="20.822cm" svg:height="13.413cm" svg:x="5.23cm" svg:y="1.269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2" draw:id="id12" draw:layer="layout" svg:width="17.184cm" svg:height="8.411cm" svg:x="8.49cm" svg:y="4.643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2" draw:id="id14" draw:layer="layout" svg:width="7.573cm" svg:height="3.402cm" svg:x="12.383cm" svg:y="7.812cm">
          <text:p text:style-name="P3"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18.221cm" svg:y1="9.134cm" svg:x2="18.722cm" svg:y2="9.633cm" draw:start-shape="id7" draw:start-glue-point="4" draw:end-shape="id7" draw:end-glue-point="10">
          <text:p text:style-name="P3"/>
        </draw:connector>
        <draw:custom-shape draw:style-name="gr1" draw:text-style-name="P1" draw:id="id8" draw:layer="layout" svg:width="1cm" svg:height="1cm" svg:x="15.912cm" svg:y="5.447cm">
          <text:p text:style-name="P1"><text:span text:style-name="T1">B5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2" draw:layer="layout" draw:type="line" svg:x1="16.912cm" svg:y1="5.946cm" svg:x2="20.657cm" svg:y2="7.672cm" draw:start-shape="id8" draw:start-glue-point="10" draw:end-shape="id9" draw:end-glue-point="6">
          <text:p text:style-name="P3"/>
        </draw:connector>
        <draw:connector draw:style-name="gr5" draw:text-style-name="P2" draw:layer="layout" draw:type="line" svg:x1="4.623cm" svg:y1="7.964cm" svg:x2="5.23cm" svg:y2="7.975cm" draw:start-shape="id10" draw:start-glue-point="10" draw:end-shape="id11">
          <text:p text:style-name="P3"/>
        </draw:connector>
        <draw:connector draw:style-name="gr5" draw:text-style-name="P2" draw:layer="layout" draw:type="curve" svg:x1="17.082cm" svg:y1="13.054cm" svg:x2="7.482cm" svg:y2="9.345cm" draw:start-shape="id12" draw:start-glue-point="2" draw:end-shape="id2" draw:end-glue-point="8">
          <text:p text:style-name="P3"/>
        </draw:connector>
        <draw:connector draw:style-name="gr5" draw:text-style-name="P2" draw:layer="layout" draw:type="line" svg:x1="7.983cm" svg:y1="8.844cm" svg:x2="8.49cm" svg:y2="8.848cm" draw:start-shape="id2" draw:start-glue-point="10" draw:end-shape="id12" draw:end-glue-point="3">
          <text:p text:style-name="P3"/>
        </draw:connector>
        <draw:connector draw:style-name="gr5" draw:text-style-name="P2" draw:layer="layout" draw:type="line" svg:x1="11.419cm" svg:y1="7.672cm" svg:x2="12.383cm" svg:y2="9.513cm" draw:start-shape="id13" draw:start-glue-point="10" draw:end-shape="id14" draw:end-glue-point="3">
          <text:p text:style-name="P3"/>
        </draw:connector>
        <draw:frame draw:style-name="gr6" draw:layer="layout" svg:width="1.277cm" svg:height="0.963cm" svg:x="5.528cm" svg:y="13.517cm">
          <draw:text-box>
            <text:p text:style-name="P3">S1</text:p>
          </draw:text-box>
        </draw:frame>
        <draw:frame draw:style-name="gr6" draw:layer="layout" svg:width="1.277cm" svg:height="0.963cm" svg:x="8.671cm" svg:y="11.804cm">
          <draw:text-box>
            <text:p text:style-name="P3">S2</text:p>
          </draw:text-box>
        </draw:frame>
        <draw:frame draw:style-name="gr6" draw:layer="layout" svg:width="1.277cm" svg:height="0.963cm" svg:x="2.25cm" svg:y="13.569cm">
          <draw:text-box>
            <text:p text:style-name="P3">S0</text:p>
          </draw:text-box>
        </draw:frame>
        <draw:frame draw:style-name="gr7" draw:text-style-name="P3" draw:layer="layout" svg:width="1.406cm" svg:height="1.036cm" svg:x="10.419cm" svg:y="10.602cm">
          <draw:text-box>
            <text:p text:style-name="P3">S3</text:p>
          </draw:text-box>
        </draw:frame>
        <draw:frame draw:style-name="gr6" draw:text-style-name="P4" draw:layer="layout" svg:width="0.976cm" svg:height="0.725cm" svg:x="7.639cm" svg:y="7.798cm">
          <draw:text-box>
            <text:p text:style-name="P3"><text:span text:style-name="T2">p1</text:span></text:p>
          </draw:text-box>
        </draw:frame>
        <draw:frame draw:style-name="gr6" draw:text-style-name="P4" draw:layer="layout" svg:width="0.972cm" svg:height="0.725cm" svg:x="7.238cm" svg:y="2.394cm">
          <draw:text-box>
            <text:p text:style-name="P3"><text:span text:style-name="T2">q1</text:span></text:p>
          </draw:text-box>
        </draw:frame>
        <draw:frame draw:style-name="gr6" draw:text-style-name="P4" draw:layer="layout" svg:width="0.976cm" svg:height="0.725cm" svg:x="11.343cm" svg:y="8.646cm">
          <draw:text-box>
            <text:p text:style-name="P3"><text:span text:style-name="T2">p2</text:span></text:p>
          </draw:text-box>
        </draw:frame>
        <draw:frame draw:style-name="gr6" draw:text-style-name="P4" draw:layer="layout" svg:width="0.972cm" svg:height="0.725cm" svg:x="11.647cm" svg:y="6.221cm">
          <draw:text-box>
            <text:p text:style-name="P3"><text:span text:style-name="T2">q2</text:span></text:p>
          </draw:text-box>
        </draw:frame>
        <draw:frame draw:style-name="gr6" draw:text-style-name="P4" draw:layer="layout" svg:width="0.972cm" svg:height="0.725cm" svg:x="13.443cm" svg:y="8.376cm">
          <draw:text-box>
            <text:p text:style-name="P3"><text:span text:style-name="T2">q3</text:span></text:p>
          </draw:text-box>
        </draw:frame>
        <draw:frame draw:style-name="gr8" draw:text-style-name="P5" draw:layer="layout" svg:width="0.976cm" svg:height="0.726cm" svg:x="13.534cm" svg:y="10.079cm">
          <draw:text-box>
            <text:p text:style-name="P3"><text:span text:style-name="T2">p3</text:span></text:p>
          </draw:text-box>
        </draw:frame>
        <draw:custom-shape draw:style-name="gr1" draw:text-style-name="P1" draw:id="id15" draw:layer="layout" svg:width="1cm" svg:height="1cm" svg:x="2.088cm" svg:y="7.465cm">
          <text:p text:style-name="P1"><text:span text:style-name="T1">L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2" draw:layer="layout" draw:type="line" svg:x1="3.088cm" svg:y1="7.964cm" svg:x2="3.623cm" svg:y2="7.964cm" draw:start-shape="id15" draw:start-glue-point="10" draw:end-shape="id10" draw:end-glue-point="6">
          <text:p text:style-name="P3"/>
        </draw:connector>
        <draw:connector draw:style-name="gr3" draw:text-style-name="P2" draw:layer="layout" draw:type="line" svg:x1="11.419cm" svg:y1="7.672cm" svg:x2="15.912cm" svg:y2="5.946cm" draw:start-shape="id13" draw:start-glue-point="10" draw:end-shape="id8" draw:end-glue-point="6">
          <text:p text:style-name="P3"/>
        </draw:connector>
        <draw:connector draw:style-name="gr3" draw:text-style-name="P2" draw:layer="layout" draw:type="line" svg:x1="16.302cm" svg:y1="10.331cm" svg:x2="17.722cm" svg:y2="9.633cm" draw:start-shape="id4" draw:start-glue-point="10" draw:end-shape="id7" draw:end-glue-point="6">
          <text:p text:style-name="P3"/>
        </draw:connector>
        <draw:connector draw:style-name="gr3" draw:text-style-name="P2" draw:layer="layout" draw:type="line" svg:x1="13.61cm" svg:y1="9.633cm" svg:x2="15.302cm" svg:y2="8.848cm" draw:start-shape="id3" draw:start-glue-point="10" draw:end-shape="id6" draw:end-glue-point="6">
          <text:p text:style-name="P3"/>
        </draw:connector>
        <draw:connector draw:style-name="gr3" draw:text-style-name="P2" draw:layer="layout" draw:type="line" svg:x1="19.956cm" svg:y1="9.513cm" svg:x2="20.657cm" svg:y2="7.672cm" draw:start-shape="id14" draw:start-glue-point="1" draw:end-shape="id9" draw:end-glue-point="6">
          <text:p text:style-name="P3"/>
        </draw:connector>
        <draw:custom-shape draw:style-name="gr4" draw:text-style-name="P2" draw:id="id16" draw:layer="layout" svg:width="11.834cm" svg:height="6.658cm" svg:x="10.147cm" svg:y="5.175cm"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1" draw:id="id20" draw:layer="layout" svg:width="1cm" svg:height="1cm" svg:x="26.795cm" svg:y="7.473cm">
          <text:p text:style-name="P1"><text:span text:style-name="T1">L10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17" draw:layer="layout" svg:width="1cm" svg:height="1cm" svg:x="22.489cm" svg:y="7.986cm">
          <text:p text:style-name="P1"><text:span text:style-name="T1">LL9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18" draw:layer="layout" svg:width="1cm" svg:height="1cm" svg:x="24.088cm" svg:y="7.986cm">
          <text:p text:style-name="P1"><text:span text:style-name="T1">LL9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9" draw:text-style-name="P2" draw:layer="layout" draw:type="line" svg:x1="21.981cm" svg:y1="8.504cm" svg:x2="22.489cm" svg:y2="8.485cm" draw:start-shape="id16" draw:start-glue-point="1" draw:end-shape="id17" draw:end-glue-point="6">
          <text:p text:style-name="P3"/>
        </draw:connector>
        <draw:connector draw:style-name="gr9" draw:text-style-name="P2" draw:layer="layout" draw:type="line" svg:x1="23.489cm" svg:y1="8.485cm" svg:x2="24.088cm" svg:y2="8.485cm" draw:start-shape="id17" draw:start-glue-point="10" draw:end-shape="id18" draw:end-glue-point="6">
          <text:p text:style-name="P3"/>
        </draw:connector>
        <draw:connector draw:style-name="gr9" draw:text-style-name="P2" draw:layer="layout" draw:type="line" svg:x1="9.635cm" svg:y1="8.492cm" svg:x2="10.147cm" svg:y2="8.504cm" draw:start-shape="id19" draw:start-glue-point="10" draw:end-shape="id16" draw:end-glue-point="3">
          <text:p text:style-name="P3"/>
        </draw:connector>
        <draw:connector draw:style-name="gr10" draw:text-style-name="P2" draw:layer="layout" draw:type="curve" draw:line-skew="0cm 2.227cm" svg:x1="9.995cm" svg:y1="2.356cm" svg:x2="9.995cm" svg:y2="3.356cm" draw:start-shape="id5" draw:start-glue-point="4" draw:end-shape="id5" draw:end-glue-point="8">
          <text:p text:style-name="P3"/>
        </draw:connector>
        <draw:connector draw:style-name="gr10" draw:text-style-name="P2" draw:layer="layout" draw:type="curve" draw:line-skew="0cm 1.824cm" svg:x1="24.587cm" svg:y1="7.986cm" svg:x2="24.587cm" svg:y2="8.986cm" draw:start-shape="id18" draw:start-glue-point="4" draw:end-shape="id18" draw:end-glue-point="8">
          <text:p text:style-name="P3"/>
        </draw:connector>
        <draw:connector draw:style-name="gr10" draw:text-style-name="P2" draw:layer="layout" draw:type="line" svg:x1="26.052cm" svg:y1="7.975cm" svg:x2="26.795cm" svg:y2="7.972cm" draw:start-shape="id11" draw:start-glue-point="1" draw:end-shape="id20" draw:end-glue-point="6">
          <text:p text:style-name="P3"/>
        </draw:connector>
        <draw:connector draw:style-name="gr10" draw:text-style-name="P2" draw:layer="layout" draw:type="curve" draw:line-skew="0cm 1.995cm" svg:x1="27.294cm" svg:y1="7.473cm" svg:x2="27.294cm" svg:y2="8.473cm" draw:start-shape="id20" draw:start-glue-point="4" draw:end-shape="id20" draw:end-glue-point="8">
          <text:p text:style-name="P3"/>
        </draw:connector>
        <draw:frame draw:style-name="gr6" draw:layer="layout" svg:width="1.277cm" svg:height="0.963cm" svg:x="12.473cm" svg:y="10.233cm">
          <draw:text-box>
            <text:p text:style-name="P3">S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
  </meta:generator>
    <meta:creation-date>2007-12-02T16:37:39</meta:creation-date>
    <dc:date>2007-12-19T13:13:44</dc:date>
    <dc:language>ru-RU</dc:language>
    <meta:editing-cycles>129</meta:editing-cycles>
    <meta:editing-duration>PT3H3M11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